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Source Code Pro Black" svg:font-family="'Source Code Pro Black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7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8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9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3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4" style:family="paragraph" style:parent-style-name="Heading_20_1">
      <style:paragraph-properties fo:line-height="110%"/>
    </style:style>
    <style:style style:name="P15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6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7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1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20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21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22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officeooo:rsid="002a2fad"/>
    </style:style>
    <style:style style:name="T8" style:family="text">
      <style:text-properties officeooo:rsid="0010c07c"/>
    </style:style>
    <style:style style:name="T9" style:family="text">
      <style:text-properties fo:font-weight="bold" officeooo:rsid="0010c07c" style:font-weight-asian="bold" style:font-weight-complex="bold"/>
    </style:style>
    <style:style style:name="T10" style:family="text">
      <style:text-properties fo:font-weight="normal" officeooo:rsid="0010c07c" style:font-weight-asian="normal" style:font-weight-complex="normal"/>
    </style:style>
    <style:style style:name="T11" style:family="text">
      <style:text-properties fo:font-weight="normal" officeooo:rsid="00167aa8" style:font-weight-asian="normal" style:font-weight-complex="normal"/>
    </style:style>
    <style:style style:name="T1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4" style:family="text">
      <style:text-properties officeooo:rsid="001135ca"/>
    </style:style>
    <style:style style:name="T15" style:family="text">
      <style:text-properties officeooo:rsid="001c643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4c4c4c"/>
    </style:style>
    <style:style style:name="T18" style:family="text">
      <style:text-properties fo:color="#4c4c4c" style:font-name="Times New Roman2"/>
    </style:style>
    <style:style style:name="T19" style:family="text">
      <style:text-properties fo:color="#4c4c4c" style:font-name="Times New Roman2" officeooo:rsid="002be605"/>
    </style:style>
    <style:style style:name="T20" style:family="text">
      <style:text-properties fo:color="#4c4c4c" officeooo:rsid="001b802b"/>
    </style:style>
    <style:style style:name="T21" style:family="text">
      <style:text-properties fo:color="#4c4c4c" officeooo:rsid="0023de15"/>
    </style:style>
    <style:style style:name="T22" style:family="text">
      <style:text-properties fo:color="#4c4c4c" officeooo:rsid="002e423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377e" style:font-weight-asian="bold" style:font-weight-complex="bold"/>
    </style:style>
    <style:style style:name="T25" style:family="text">
      <style:text-properties fo:font-weight="bold" officeooo:rsid="0010c07c" style:font-weight-asian="bold" style:font-weight-complex="bold"/>
    </style:style>
    <style:style style:name="T26" style:family="text">
      <style:text-properties fo:font-weight="bold" officeooo:rsid="002122b2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0377e" style:font-weight-asian="normal" style:font-weight-complex="normal"/>
    </style:style>
    <style:style style:name="T29" style:family="text">
      <style:text-properties fo:font-weight="normal" officeooo:rsid="0010c07c" style:font-weight-asian="normal" style:font-weight-complex="normal"/>
    </style:style>
    <style:style style:name="T30" style:family="text">
      <style:text-properties fo:font-weight="normal" officeooo:rsid="00167aa8" style:font-weight-asian="normal" style:font-weight-complex="normal"/>
    </style:style>
    <style:style style:name="T31" style:family="text">
      <style:text-properties officeooo:rsid="00167aa8"/>
    </style:style>
    <style:style style:name="T32" style:family="text">
      <style:text-properties officeooo:rsid="002122b2"/>
    </style:style>
    <style:style style:name="T33" style:family="text">
      <style:text-properties officeooo:rsid="00205435"/>
    </style:style>
    <style:style style:name="T34" style:family="text">
      <style:text-properties officeooo:rsid="000773a3"/>
    </style:style>
    <style:style style:name="T35" style:family="text">
      <style:text-properties officeooo:rsid="0010c07c"/>
    </style:style>
    <style:style style:name="T36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1135ca"/>
    </style:style>
    <style:style style:name="T40" style:family="text">
      <style:text-properties officeooo:rsid="001c643c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0773a3" style:font-style-asian="normal" style:font-style-complex="normal"/>
    </style:style>
    <style:style style:name="T43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47" style:family="text">
      <style:text-properties officeooo:rsid="000dd52f"/>
    </style:style>
    <style:style style:name="T48" style:family="text">
      <style:text-properties officeooo:rsid="000e67c4"/>
    </style:style>
    <style:style style:name="T49" style:family="text">
      <style:text-properties officeooo:rsid="000f9681"/>
    </style:style>
    <style:style style:name="T50" style:family="text">
      <style:text-properties officeooo:rsid="00115952"/>
    </style:style>
    <style:style style:name="T51" style:family="text">
      <style:text-properties officeooo:rsid="0017e2f7"/>
    </style:style>
    <style:style style:name="T52" style:family="text">
      <style:text-properties officeooo:rsid="001ccb36"/>
    </style:style>
    <style:style style:name="T53" style:family="text">
      <style:text-properties officeooo:rsid="001d9ce8"/>
    </style:style>
    <style:style style:name="T54" style:family="text">
      <style:text-properties style:font-name="Times New Roman1" fo:font-size="12pt" fo:font-weight="normal" style:font-weight-asian="normal" style:font-weight-complex="normal"/>
    </style:style>
    <style:style style:name="T55" style:family="text">
      <style:text-properties officeooo:rsid="00290314"/>
    </style:style>
    <style:style style:name="T56" style:family="text">
      <style:text-properties officeooo:rsid="002a2fad"/>
    </style:style>
    <style:style style:name="T57" style:family="text">
      <style:text-properties officeooo:rsid="000e8e9d"/>
    </style:style>
    <style:style style:name="T58" style:family="text">
      <style:text-properties officeooo:rsid="00304761"/>
    </style:style>
    <style:style style:name="T59" style:family="text">
      <style:text-properties officeooo:rsid="0012912f"/>
    </style:style>
    <style:style style:name="T60" style:family="text">
      <style:text-properties officeooo:rsid="0032f3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418560656" text:id="ct418560656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418560416" text:id="ct418560416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418551232" text:id="ct418551232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418552072" text:id="ct41855207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418957216" text:id="ct41895721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18840464" text:id="ct418840464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418840584" text:id="ct41884058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18840704" text:id="ct418840704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418840824" text:id="ct41884082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18840944" text:id="ct418840944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418841064" text:id="ct41884106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18841184" text:id="ct418841184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418841304" text:id="ct41884130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18838416" text:id="ct418838416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418838536" text:id="ct41883853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18838656" text:id="ct41883865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418838896" text:id="ct41883889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18839016" text:id="ct418839016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418839136" text:id="ct41883913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18839256" text:id="ct418839256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418925984" text:id="ct41892598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18926104" text:id="ct418926104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418926224" text:id="ct41892622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18926344" text:id="ct41892634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17215208" text:id="ct417215208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418838776" text:id="ct41883877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17215328" text:id="ct417215328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417215448" text:id="ct41721544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17215568" text:id="ct417215568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418383544" text:id="ct41838354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18383784" text:id="ct418383784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418383904" text:id="ct41838390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18715320" text:id="ct418715320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418715200" text:id="ct418715200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418715440" text:id="ct418715440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418715680" text:id="ct418715680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418715560" text:id="ct418715560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418715800" text:id="ct418715800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418715920" text:id="ct418715920">
          <text:deletion>
            <office:change-info>
              <dc:creator>Unbekannter Autor</dc:creator>
              <dc:date>2016-02-25T17:23:00</dc:date>
            </office:change-info>
            <text:p text:style-name="P2"><text:span text:style-name="T6">5</text:span></text:p>
          </text:deletion>
        </text:changed-region>
        <text:changed-region xml:id="ct418716040" text:id="ct418716040">
          <text:insertion>
            <office:change-info>
              <dc:creator>Unbekannter Autor</dc:creator>
              <dc:date>2016-02-25T17:23:00</dc:date>
            </office:change-info>
          </text:insertion>
        </text:changed-region>
        <text:changed-region xml:id="ct418508552" text:id="ct418508552">
          <text:deletion>
            <office:change-info>
              <dc:creator>Wiebke Oeltjen</dc:creator>
              <dc:date>2016-07-19T12:49:00</dc:date>
            </office:change-info>
            <text:p text:style-name="P2"><text:span text:style-name="T6">2</text:span></text:p>
          </text:deletion>
        </text:changed-region>
        <text:changed-region xml:id="ct418508432" text:id="ct418508432">
          <text:deletion>
            <office:change-info>
              <dc:creator>Wiebke Oeltjen</dc:creator>
              <dc:date>2017-02-02T15:45:00</dc:date>
            </office:change-info>
            <text:p text:style-name="P2"><text:span text:style-name="T6">0</text:span></text:p>
          </text:deletion>
        </text:changed-region>
        <text:changed-region xml:id="ct418508312" text:id="ct418508312">
          <text:deletion>
            <office:change-info>
              <dc:creator>Unbekannter Autor</dc:creator>
              <dc:date>2015-08-13T11:45:00</dc:date>
            </office:change-info>
            <text:p text:style-name="P2"><text:span text:style-name="T6">2</text:span></text:p>
          </text:deletion>
        </text:changed-region>
        <text:changed-region xml:id="ct418508192" text:id="ct418508192">
          <text:deletion>
            <office:change-info>
              <dc:creator>Unbekannter Autor</dc:creator>
              <dc:date>2016-01-21T17:29:00</dc:date>
            </office:change-info>
            <text:p text:style-name="P2"><text:span text:style-name="T6">0</text:span></text:p>
          </text:deletion>
        </text:changed-region>
        <text:changed-region xml:id="ct418884752" text:id="ct418884752">
          <text:insertion>
            <office:change-info>
              <dc:creator>Wiebke Oeltjen</dc:creator>
              <dc:date>2017-02-02T15:45:00</dc:date>
            </office:change-info>
          </text:insertion>
        </text:changed-region>
        <text:changed-region xml:id="ct418884872" text:id="ct418884872">
          <text:deletion>
            <office:change-info>
              <dc:creator>Wiebke Oeltjen</dc:creator>
              <dc:date>2017-05-11T18:06:00</dc:date>
            </office:change-info>
            <text:p text:style-name="P4">Windows, Unix, Linux, Mac OS X</text:p>
          </text:deletion>
        </text:changed-region>
        <text:changed-region xml:id="ct418884992" text:id="ct418884992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418885112" text:id="ct418885112">
          <text:deletion>
            <office:change-info>
              <dc:creator>Unbekannter Autor</dc:creator>
              <dc:date>2015-08-13T12:26:00</dc:date>
            </office:change-info>
            <text:p text:style-name="P5">A</text:p>
          </text:deletion>
        </text:changed-region>
        <text:changed-region xml:id="ct418223080" text:id="ct418223080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418223200" text:id="ct418223200">
          <text:deletion>
            <office:change-info>
              <dc:creator>Unbekannter Autor</dc:creator>
              <dc:date>2015-08-13T12:26:00</dc:date>
            </office:change-info>
            <text:p text:style-name="P5">S</text:p>
          </text:deletion>
        </text:changed-region>
        <text:changed-region xml:id="ct418223320" text:id="ct418223320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418223440" text:id="ct418223440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418542528" text:id="ct418542528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418542648" text:id="ct418542648">
          <text:deletion>
            <office:change-info>
              <dc:creator>Unbekannter Autor</dc:creator>
              <dc:date>2015-08-13T12:27:00</dc:date>
            </office:change-info>
            <text:p text:style-name="P5"><text:s/>(is <text:s/>included)</text:p>
          </text:deletion>
        </text:changed-region>
        <text:changed-region xml:id="ct418542768" text:id="ct418542768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418542888" text:id="ct418542888">
          <text:deletion>
            <office:change-info>
              <dc:creator>Wiebke Oeltjen</dc:creator>
              <dc:date>2016-07-19T12:49:00</dc:date>
            </office:change-info>
            <text:p text:style-name="P5"><text:span text:style-name="T6">7</text:span></text:p>
          </text:deletion>
        </text:changed-region>
        <text:changed-region xml:id="ct419036128" text:id="ct419036128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419036248" text:id="ct419036248">
          <text:deletion>
            <office:change-info>
              <dc:creator>Wiebke Oeltjen</dc:creator>
              <dc:date>2016-07-19T13:21:00</dc:date>
            </office:change-info>
            <text:p text:style-name="P5">,</text:p>
          </text:deletion>
        </text:changed-region>
        <text:changed-region xml:id="ct419036368" text:id="ct419036368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419036488" text:id="ct419036488">
          <text:deletion>
            <office:change-info>
              <dc:creator>Wiebke Oeltjen</dc:creator>
              <dc:date>2016-07-19T13:22:00</dc:date>
            </office:change-info>
            <text:p text:style-name="P5"><text:s/></text:p>
          </text:deletion>
        </text:changed-region>
        <text:changed-region xml:id="ct418548160" text:id="ct418548160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418548280" text:id="ct418548280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423804224" text:id="ct423804224">
          <text:deletion>
            <office:change-info>
              <dc:creator>Wiebke Oeltjen</dc:creator>
              <dc:date>2017-05-12T13:49:00</dc:date>
            </office:change-info>
            <text:p text:style-name="P5"><text:span text:style-name="T7">Apache Ant, </text:span></text:p>
          </text:deletion>
        </text:changed-region>
        <text:changed-region xml:id="ct423817632" text:id="ct42381763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423817512" text:id="ct423817512">
          <text:deletion>
            <office:change-info>
              <dc:creator>Wiebke Oeltjen</dc:creator>
              <dc:date>2017-05-12T13:49:00</dc:date>
            </office:change-info>
            <text:p text:style-name="P5"><text:span text:style-name="T7">, SVN client </text:span></text:p>
          </text:deletion>
        </text:changed-region>
        <text:changed-region xml:id="ct418518248" text:id="ct418518248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418548400" text:id="ct418548400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418560176" text:id="ct418560176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418517408" text:id="ct418517408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418548520" text:id="ct418548520">
          <text:deletion>
            <office:change-info>
              <dc:creator>Wiebke Oeltjen</dc:creator>
              <dc:date>2017-05-11T17:54:00</dc:date>
            </office:change-info>
            <text:p text:style-name="P6"/>
            <text:p text:style-name="P6"><text:span text:style-name="T8">Example</text:span> application:<text:tab/><text:span text:style-name="T9">MIR</text:span><text:span text:style-name="T10">, </text:span><text:span text:style-name="T11">that is the </text:span><text:span text:style-name="T12">M</text:span><text:span text:style-name="T13">ODS</text:span><text:span text:style-name="T12"> Institutional Repository, </text:span>http://mycore.<text:span text:style-name="T3">org</text:span>/<text:span text:style-name="T14">mir</text:span> </text:p>
          </text:deletion>
        </text:changed-region>
        <text:changed-region xml:id="ct423943264" text:id="ct423943264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418726976" text:id="ct418726976">
          <text:deletion>
            <office:change-info>
              <dc:creator>Wiebke Oeltjen</dc:creator>
              <dc:date>2017-02-02T16:38:00</dc:date>
            </office:change-info>
            <text:p text:style-name="P7"><text:span text:style-name="T15">handle</text:span></text:p>
          </text:deletion>
        </text:changed-region>
        <text:changed-region xml:id="ct418727096" text:id="ct418727096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423817392" text:id="ct423817392">
          <text:deletion>
            <office:change-info>
              <dc:creator>Wiebke Oeltjen</dc:creator>
              <dc:date>2017-05-12T13:51:00</dc:date>
            </office:change-info>
            <text:p text:style-name="P7"><text:span text:style-name="T16"><text:s/></text:span></text:p>
          </text:deletion>
        </text:changed-region>
        <text:changed-region xml:id="ct424237952" text:id="ct424237952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418383664" text:id="ct418383664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418727216" text:id="ct418727216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418727336" text:id="ct418727336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411705256" text:id="ct41170525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424604064" text:id="ct424604064">
          <text:insertion>
            <office:change-info>
              <dc:creator>Wiebke Oeltjen</dc:creator>
              <dc:date>2017-05-12T14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/></draw:frame>MyCoRe data sheet </text:h>
      <text:p text:style-name="P2">MyCoRe:<text:tab/><text:span text:style-name="T23">My</text:span> <text:span text:style-name="T23">Co</text:span>ntent <text:span text:style-name="T23">Re</text:span>pository ['maɪkɔːr]</text:p>
      <text:p text:style-name="P1">License:<text:tab/><text:span text:style-name="T23">Open Source Software</text:span><text:change-start text:change-id="ct418560656"/><text:span text:style-name="T27">, </text:span><text:span text:style-name="T54">licensed</text:span><text:span text:style-name="T27"> under </text:span><text:span text:style-name="T2">the </text:span><text:change-end text:change-id="ct418560656"/><text:change text:change-id="ct418560416"/><text:span text:style-name="T16">GNU General Public License</text:span> (GPL) </text:p>
      <text:p text:style-name="P2">Developers:<text:tab/><text:change-start text:change-id="ct418551232"/><text:span text:style-name="T26">The </text:span><text:change-end text:change-id="ct418551232"/><text:span text:style-name="T23">MyCoRe Community</text:span></text:p>
      <text:p text:style-name="P2">Website: <text:tab/><text:span text:style-name="T23">http://www.mycore.org</text:span></text:p>
      <text:p text:style-name="P2">Type:<text:tab/>Web application for <text:change text:change-id="ct418552072"/><text:change-start text:change-id="ct418957216"/><text:span text:style-name="T4">d</text:span><text:change-end text:change-id="ct418957216"/>igital <text:change text:change-id="ct418840464"/><text:change-start text:change-id="ct418840584"/><text:span text:style-name="T4">l</text:span><text:change-end text:change-id="ct418840584"/>ibraries, <text:change text:change-id="ct418840704"/><text:change-start text:change-id="ct418840824"/><text:span text:style-name="T4">c</text:span><text:change-end text:change-id="ct418840824"/>ontent <text:change text:change-id="ct418840944"/><text:change-start text:change-id="ct418841064"/><text:span text:style-name="T4">m</text:span><text:change-end text:change-id="ct418841064"/>anagement, <text:line-break/><text:tab/><text:change text:change-id="ct418841184"/><text:change-start text:change-id="ct418841304"/><text:span text:style-name="T4">d</text:span><text:change-end text:change-id="ct418841304"/>ocument <text:change text:change-id="ct418838416"/><text:change-start text:change-id="ct418838536"/><text:span text:style-name="T4">m</text:span><text:change-end text:change-id="ct418838536"/>anagement, <text:change text:change-id="ct418838656"/><text:change-start text:change-id="ct418838896"/><text:span text:style-name="T4">d</text:span><text:change-end text:change-id="ct418838896"/>ocument server, <text:change text:change-id="ct418839016"/><text:change-start text:change-id="ct418839136"/><text:span text:style-name="T4">p</text:span><text:change-end text:change-id="ct418839136"/>ublication server, <text:line-break/><text:tab/><text:change text:change-id="ct418839256"/><text:change-start text:change-id="ct418925984"/><text:span text:style-name="T3">d</text:span><text:change-end text:change-id="ct418925984"/><text:span text:style-name="T3">igital </text:span><text:change text:change-id="ct418926104"/><text:change-start text:change-id="ct418926224"/><text:span text:style-name="T3">a</text:span><text:change-end text:change-id="ct418926224"/>rchiv<text:change-start text:change-id="ct418926344"/><text:span text:style-name="T4">ing</text:span><text:change-end text:change-id="ct418926344"/><text:change text:change-id="ct417215208"/><text:change-start text:change-id="ct418838776"/><text:span text:style-name="T4"> solution</text:span><text:change-end text:change-id="ct418838776"/>, <text:change text:change-id="ct417215328"/><text:change-start text:change-id="ct417215448"/><text:span text:style-name="T4">i</text:span><text:change-end text:change-id="ct417215448"/>nstitutional <text:change text:change-id="ct417215568"/><text:change-start text:change-id="ct418383544"/><text:span text:style-name="T4">r</text:span><text:change-end text:change-id="ct418383544"/>epositories</text:p>
      <text:p text:style-name="P2">Language:<text:tab/>Language of MyCoRe application is <text:change text:change-id="ct418383784"/><text:change-start text:change-id="ct418383904"/><text:span text:style-name="T4">configurable</text:span><text:change-end text:change-id="ct418383904"/>, documentation is German</text:p>
      <text:p text:style-name="P3">LTS Release:<text:tab/>201<text:change text:change-id="ct418715320"/><text:change text:change-id="ct418715200"/><text:change-start text:change-id="ct418715440"/><text:span text:style-name="T5">6</text:span><text:change-end text:change-id="ct418715440"/>.0<text:change text:change-id="ct418715680"/><text:change text:change-id="ct418715560"/><text:change-start text:change-id="ct418715800"/><text:span text:style-name="T5">6</text:span><text:change-end text:change-id="ct418715800"/> (<text:span text:style-name="T16">long term release</text:span>)</text:p>
      <text:p text:style-name="P2">Version:<text:tab/><text:span text:style-name="T6">201</text:span><text:change text:change-id="ct418715920"/><text:change-start text:change-id="ct418716040"/><text:span text:style-name="T6">6</text:span><text:change-end text:change-id="ct418716040"/><text:span text:style-name="T6">.</text:span><text:change text:change-id="ct418508552"/><text:change text:change-id="ct418508432"/><text:change text:change-id="ct418508312"/><text:change text:change-id="ct418508192"/><text:change-start text:change-id="ct418884752"/><text:span text:style-name="T6">12</text:span><text:change-end text:change-id="ct418884752"/></text:p>
      <text:p text:style-name="P4">Operating system:<text:tab/><text:change text:change-id="ct418884872"/><text:change-start text:change-id="ct418884992"/>Linux, Mac OS X, Unix, Windows<text:change-end text:change-id="ct418884992"/></text:p>
      <text:p text:style-name="P5">System requirements:<text:tab/>Web <text:change text:change-id="ct418885112"/><text:change-start text:change-id="ct418223080"/><text:span text:style-name="T4">a</text:span><text:change-end text:change-id="ct418223080"/>pplication <text:change text:change-id="ct418223200"/><text:change-start text:change-id="ct418223320"/><text:span text:style-name="T4">s</text:span><text:change-end text:change-id="ct418223320"/>erver: <text:change-start text:change-id="ct418223440"/><text:line-break/><text:change-end text:change-id="ct418223440"/>Apache Tomcat, Jetty or <text:span text:style-name="T8">comparable web server</text:span><text:change-start text:change-id="ct418542528"/><text:span text:style-name="T8">, </text:span>Version 3.1<text:change-end text:change-id="ct418542528"/><text:line-break/>Database: <text:span text:style-name="T8">PostgreSQL, </text:span>MySQL, Oracle, IBM DB2, HSQLDB<text:change text:change-id="ct418542648"/> or other relational database management system<text:change-start text:change-id="ct418542768"/>, <text:span text:style-name="T55">that works with hibernate</text:span><text:change-end text:change-id="ct418542768"/><text:line-break/>Java <text:change text:change-id="ct418542888"/><text:change-start text:change-id="ct419036128"/><text:span text:style-name="T6">8</text:span><text:change-end text:change-id="ct419036128"/> SDK<text:change text:change-id="ct419036248"/><text:change-start text:change-id="ct419036368"/> <text:change-end text:change-id="ct419036368"/><text:change text:change-id="ct419036488"/><text:change-start text:change-id="ct418548160"/><text:span text:style-name="T7">and for development</text:span><text:change-end text:change-id="ct418548160"/><text:change-start text:change-id="ct418548280"/><text:span text:style-name="T7">: </text:span><text:change-end text:change-id="ct418548280"/><text:change text:change-id="ct423804224"/><text:span text:style-name="T7">Maven</text:span><text:change-start text:change-id="ct423817632"/><text:span text:style-name="T7"> </text:span><text:change-end text:change-id="ct423817632"/><text:change text:change-id="ct423817512"/><text:change-start text:change-id="ct418518248"/><text:span text:style-name="T7">and Git</text:span><text:change-end text:change-id="ct418518248"/><text:change-start text:change-id="ct418548400"/><text:line-break/><text:span text:style-name="T57">Solr-Server</text:span><text:change-end text:change-id="ct418548400"/></text:p>
      <text:p text:style-name="P6">Download:<text:tab/><text:span text:style-name="T49">http://mycore.org/download/</text:span><text:change-start text:change-id="ct418560176"/><text:span text:style-name="T49"> </text:span><text:change-end text:change-id="ct418560176"/><text:change-start text:change-id="ct418517408"/><text:span text:style-name="T49">and https://github.com/MyCoRe-Org</text:span><text:change-end text:change-id="ct418517408"/><text:span text:style-name="T49"><text:line-break/>http://mycore.de/documentation/getting_started/mir.html</text:span><text:change text:change-id="ct418548520"/></text:p>
      <text:p text:style-name="P7">Functionality:<text:tab/><text:span text:style-name="T50">The </text:span>MyCoRe <text:span text:style-name="T50">framework</text:span> provides functionality of <text:span text:style-name="T51">information repositories </text:span>and publication servers. Own web applications can be developed with MyCoRe by configurations and adjustments in XML, XSL <text:span text:style-name="T47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48"> An integrated viewing tool is provided for displaying images or high-resolution illustrations. </text:span>Standards are supported for metadata (like <text:span text:style-name="T42">MODS</text:span>) and for classifications (e.g. <text:span text:style-name="T16">Dewey Decimal Classification</text:span><text:span text:style-name="T41"> DDC</text:span>). Metadata models are adaptable and ex<text:change-start text:change-id="ct423943264"/><text:span text:style-name="T60">­</text:span><text:change-end text:change-id="ct423943264"/>pandable. Persistent identifiers (URN, <text:change text:change-id="ct418726976"/><text:change-start text:change-id="ct418727096"/><text:span text:style-name="T15">DOI</text:span><text:change-end text:change-id="ct418727096"/>) assure permanent access to the data. Interfaces to other systems are supported such as the <text:span text:style-name="T16">Open Archives</text:span><text:change text:change-id="ct423817392"/><text:change-start text:change-id="ct424237952"/><text:span text:style-name="T16"> </text:span><text:change-end text:change-id="ct424237952"/><text:span text:style-name="T16">Initiative Protocol for Metadata Harvesting</text:span> (OAI-PMH), the <text:span text:style-name="T16">Simple Web-service Offering Repository Deposit</text:span> (SWORD), <text:span text:style-name="T15">REST</text:span> or search engine robots. Access to MyCoRe applications can be controlled by user and rights management <text:span text:style-name="T52">with LDAP or shibboleth. </text:span><text:span text:style-name="T16">Access Control Lists</text:span> (ACL)<text:span text:style-name="T52"> </text:span>specif<text:span text:style-name="T52">y </text:span>what operations are allowed to be performed on <text:span text:style-name="T53">metadata or </text:span>objects.<text:change-start text:change-id="ct418383664"/></text:p>
      <text:p text:style-name="P20"><text:span text:style-name="T58">A</text:span>pplication:<text:tab/><text:span text:style-name="T9">MIR</text:span><text:span text:style-name="T10">, </text:span><text:span text:style-name="T11">the </text:span><text:span text:style-name="T12">M</text:span><text:span text:style-name="T13">ODS</text:span><text:span text:style-name="T12"> Institutional Repository </text:span><text:span text:style-name="T45">is based on the</text:span><text:span text:style-name="T43"> MyCoRe </text:span><text:span text:style-name="T45">f</text:span><text:span text:style-name="T43">rame</text:span><text:span text:style-name="T45">­</text:span><text:span text:style-name="T43">work. </text:span><text:span text:style-name="T45">This </text:span><text:change-end text:change-id="ct418383664"/><text:change-start text:change-id="ct418727216"/><text:span text:style-name="T45">out-of-the-box software solution </text:span><text:change-end text:change-id="ct418727216"/><text:change-start text:change-id="ct418727336"/><text:span text:style-name="T45">is </text:span><text:change-end text:change-id="ct418727336"/><text:change-start text:change-id="ct411705256"/><text:span text:style-name="T45">ready for installation and use.</text:span><text:span text:style-name="T43"> </text:span><text:span text:style-name="T46">Test the demo </text:span><text:span text:style-name="T45">version</text:span><text:span text:style-name="T44">:</text:span><text:span text:style-name="T12"> </text:span><text:span text:style-name="T59">http://mycore.org/mir</text:span><text:change-end text:change-id="ct411705256"/><text:change-start text:change-id="ct424604064"/><text:span text:style-name="T59"><text:line-break/>For more sample applications, see http://www.mycore.de/applications/list.html</text:span><text:change-end text:change-id="ct4246040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Source Code Pro Black" svg:font-family="'Source Code Pro Black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23de15"/>
    </style:style>
    <style:style style:name="MT5" style:family="text">
      <style:text-properties fo:color="#4c4c4c" officeooo:rsid="001b802b"/>
    </style:style>
    <style:style style:name="MT6" style:family="text">
      <style:text-properties fo:color="#4c4c4c" officeooo:rsid="002e4235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418551592" text:id="ct418551592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418551832" text:id="ct418551832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4">6</text:span></text:p>
            </text:deletion>
          </text:changed-region>
          <text:changed-region xml:id="ct418551712" text:id="ct418551712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5">5</text:span></text:p>
            </text:deletion>
          </text:changed-region>
          <text:changed-region xml:id="ct418551952" text:id="ct418551952">
            <text:insertion>
              <office:change-info>
                <dc:creator>Wiebke Oeltjen</dc:creator>
                <dc:date>2017-02-02T15:45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418551592"/><text:span text:style-name="MT1"> </text:span><text:span text:style-name="MT3">®</text:span><text:change-end text:change-id="ct418551592"/><text:span text:style-name="MT1">, 201</text:span><text:change text:change-id="ct418551832"/><text:change text:change-id="ct418551712"/><text:change-start text:change-id="ct418551952"/><text:span text:style-name="MT6">7</text:span><text:change-end text:change-id="ct41855195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5-12T14:11:50.426000000</dc:date>
    <meta:editing-duration>PT21H1M30S</meta:editing-duration>
    <meta:editing-cycles>79</meta:editing-cycles>
    <meta:generator>LibreOffice/5.1.6.2$Windows_x86 LibreOffice_project/07ac168c60a517dba0f0d7bc7540f5afa45f0909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62" meta:character-count="2770" meta:non-whitespace-character-count="2412"/>
    <meta:user-defined meta:name="Info 1"/>
    <meta:user-defined meta:name="Info 2"/>
    <meta:user-defined meta:name="Info 3"/>
    <meta:user-defined meta:name="Info 4"/>
  </office:meta>
</office:document-meta>
</file>